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Individual</text:p>
      <text:p text:style-name="P1"/>
      <text:p text:style-name="P1">Aluno: Igor Vinicius dos Santos Silva</text:p>
      <text:p text:style-name="P1">Função: Engenherio de Teste</text:p>
      <text:p text:style-name="P1"/>
      <text:p text:style-name="P1">Atividades em Andamento:</text:p>
      <text:p text:style-name="P1">• Estudar/Definir tipo de testes (24/10/2012 – 02/11/2012)</text:p>
      <text:p text:style-name="P1"/>
      <text:p text:style-name="P1">Esta atividade consiste na pesquisa e definição do tipo de abordagem a ser</text:p>
      <text:p text:style-name="P1">feita para com os testes.</text:p>
      <text:p text:style-name="P1">Horas Estipuladas: 8 hs</text:p>
      <text:p text:style-name="P1">Horas Dedicadas: 4 hs</text:p>
      <text:p text:style-name="P1"/>
      <text:p text:style-name="P1">•Estudar/Definir Ferramentas de Teste (24/10/2012 – 02/11/2012)</text:p>
      <text:p text:style-name="P1"/>
      <text:p text:style-name="P1">Esta atividade consiste na pesquisa e definição das ferramentas a serem</text:p>
      <text:p text:style-name="P1">utilizadas na fábrica de software para execução e gerenciamento dos testes.</text:p>
      <text:p text:style-name="P1">Horas Estipuladas: 15 hs</text:p>
      <text:p text:style-name="P1">Horas Dedicadas: 3 hs</text:p>
      <text:p text:style-name="P1"/>
      <text:p text:style-name="P1">• Estudar/Definir Normas a serem utilizadas nos testes (24/10/2012 – 02/11/</text:p>
      <text:p text:style-name="P1">2012)</text:p>
      <text:p text:style-name="P1"/>
      <text:p text:style-name="P1">Esta atividade consiste na pesquisa e definição de normas para padronização,</text:p>
      <text:p text:style-name="P1">saber quais produtos/artefatos devem ser gerados e visando a qualidade do</text:p>
      <text:p text:style-name="P1">mesmo voltado aos testes.</text:p>
      <text:p text:style-name="P1">Horas Estipuladas: 30 hs</text:p>
      <text:p text:style-name="P1">Horas Dedicadas: 3 hs</text:p>
      <text:p text:style-name="P1"/>
      <text:p text:style-name="P1">Atividades Realizadas:</text:p>
      <text:p text:style-name="P1"/>
      <text:p text:style-name="P1">•Participação em reuniões</text:p>
      <text:p text:style-name="P1">Horas realizadas: 3 h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9:20:09</meta:creation-date>
    <meta:document-statistic meta:table-count="0" meta:image-count="0" meta:object-count="0" meta:page-count="1" meta:paragraph-count="24" meta:word-count="141" meta:character-count="931" meta:non-whitespace-character-count="814"/>
    <dc:date>2012-10-26T20:07:10</dc:date>
    <meta:editing-duration>PT16M20S</meta:editing-duration>
    <meta:editing-cycles>1</meta:editing-cycles>
    <meta:generator>LibreOffice/3.4$Unix LibreOffice_project/340m1$Build-1206</meta:generator>
  </office:meta>
</office:document-meta>
</file>